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3.437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stroke="none" svg:stroke-color="#000000" draw:fill="none" draw:fill-color="#ffffff" fo:min-height="1.655cm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6.866cm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7.501cm"/>
    </style:style>
    <style:style style:name="gr8" style:family="graphic" style:parent-style-name="standard">
      <style:graphic-properties draw:textarea-horizontal-align="justify" draw:textarea-vertical-align="middle" draw:auto-grow-height="false" fo:min-height="1.909cm" fo:min-width="5.215cm"/>
    </style:style>
    <style:style style:name="gr9" style:family="graphic" style:parent-style-name="standard">
      <style:graphic-properties draw:textarea-horizontal-align="justify" draw:textarea-vertical-align="middle" draw:auto-grow-height="false" fo:min-height="4.957cm" fo:min-width="8.771cm"/>
    </style:style>
    <style:style style:name="gr10" style:family="graphic" style:parent-style-name="standard">
      <style:graphic-properties draw:textarea-horizontal-align="justify" draw:textarea-vertical-align="middle" draw:auto-grow-height="false" fo:min-height="6.227cm" fo:min-width="8.517cm"/>
    </style:style>
    <style:style style:name="gr11" style:family="graphic" style:parent-style-name="standard">
      <style:graphic-properties draw:textarea-horizontal-align="justify" draw:textarea-vertical-align="middle" draw:auto-grow-height="false" fo:min-height="16.133cm" fo:min-width="11.565cm"/>
    </style:style>
    <style:style style:name="gr12" style:family="graphic" style:parent-style-name="standard">
      <style:graphic-properties draw:stroke="none" svg:stroke-color="#000000" draw:fill="none" draw:fill-color="#ffffff" fo:min-height="1.782cm"/>
    </style:style>
    <style:style style:name="gr13" style:family="graphic" style:parent-style-name="standard">
      <style:graphic-properties draw:textarea-horizontal-align="justify" draw:textarea-vertical-align="middle" draw:auto-grow-height="false" fo:min-height="3.814cm" fo:min-width="7.501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58cm" svg:height="1.397cm" svg:x="11.16cm" svg:y="2.524cm">
          <draw:text-box>
            <text:p>Jeg tror</text:p>
          </draw:text-box>
        </draw:frame>
        <draw:custom-shape draw:style-name="gr2" draw:text-style-name="P2" draw:layer="layout" svg:width="3.81cm" svg:height="1.651cm" svg:x="8.62cm" svg:y="5.699cm">
          <text:p text:style-name="P2">j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1.524cm" svg:x="15.732cm" svg:y="5.953cm">
          <text:p text:style-name="P2">nej</text:p>
          <draw:enhanced-geometry svg:viewBox="0 0 21600 21600" draw:type="rectangle" draw:enhanced-path="M 0 0 L 21600 0 21600 21600 0 21600 0 0 Z N"/>
        </draw:custom-shape>
      </draw:page>
      <draw:page draw:name="vis ja" draw:style-name="dp1" draw:master-page-name="Default">
        <draw:frame draw:style-name="gr4" draw:text-style-name="P1" draw:layer="layout" svg:width="11.43cm" svg:height="1.524cm" svg:x="8.62cm" svg:y="3.032cm">
          <draw:text-box>
            <text:p>Velkommen “Person”</text:p>
          </draw:text-box>
        </draw:frame>
      </draw:page>
      <draw:page draw:name="hvis nej" draw:style-name="dp1" draw:master-page-name="Default">
        <draw:frame draw:style-name="gr5" draw:text-style-name="P1" draw:layer="layout" svg:width="8.636cm" svg:height="1.905cm" svg:x="10.271cm" svg:y="1.762cm">
          <draw:text-box>
            <text:p>Har du tjek ind før</text:p>
          </draw:text-box>
        </draw:frame>
        <draw:custom-shape draw:style-name="gr6" draw:text-style-name="P2" draw:layer="layout" svg:width="7.366cm" svg:height="2.54cm" svg:x="3.667cm" svg:y="6.842cm">
          <text:p text:style-name="P2">ja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001cm" svg:height="3.048cm" svg:x="17.002cm" svg:y="6.715cm">
          <text:p text:style-name="P2">nej</text:p>
          <draw:enhanced-geometry svg:viewBox="0 0 21600 21600" draw:type="rectangle" draw:enhanced-path="M 0 0 L 21600 0 21600 21600 0 21600 0 0 Z N"/>
        </draw:custom-shape>
      </draw:page>
      <draw:page draw:name="hvis du har tjekkind før" draw:style-name="dp1" draw:master-page-name="Default">
        <draw:custom-shape draw:style-name="gr8" draw:text-style-name="P2" draw:layer="layout" svg:width="5.715cm" svg:height="2.159cm" svg:x="2.016cm" svg:y="4.683cm">
          <text:p text:style-name="P2">Navn 1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2.016cm" svg:y="7.477cm">
          <text:p text:style-name="P2">Navn 2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2.016cm" svg:y="10.398cm">
          <text:p text:style-name="P2">Navn 3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2.016cm" svg:y="13.319cm">
          <text:p text:style-name="P2">Nav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1.889cm" svg:y="15.859cm">
          <text:p text:style-name="P2">Nav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8.366cm" svg:y="4.683cm">
          <text:p text:style-name="P2">Nav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8.366cm" svg:y="7.604cm">
          <text:p text:style-name="P2">Nav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8.366cm" svg:y="10.525cm">
          <text:p text:style-name="P2">Nav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8.366cm" svg:y="13.065cm">
          <text:p text:style-name="P2">Nav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715cm" svg:height="2.159cm" svg:x="8.366cm" svg:y="15.605cm">
          <text:p text:style-name="P2">Navn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9.271cm" svg:height="5.207cm" svg:x="18.526cm" svg:y="4.429cm">
          <text:p text:style-name="P2">nye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366cm" svg:height="1.905cm" svg:x="11.033cm" svg:y="1.889cm">
          <draw:text-box>
            <text:p>Velg hvem du er</text:p>
          </draw:text-box>
        </draw:frame>
        <draw:custom-shape draw:style-name="gr10" draw:text-style-name="P2" draw:layer="layout" svg:width="9.017cm" svg:height="6.477cm" svg:x="18.78cm" svg:y="10.906cm">
          <text:p text:style-name="P2">cancel</text:p>
          <draw:enhanced-geometry svg:viewBox="0 0 21600 21600" draw:type="rectangle" draw:enhanced-path="M 0 0 L 21600 0 21600 21600 0 21600 0 0 Z N"/>
        </draw:custom-shape>
      </draw:page>
      <draw:page draw:name="hbis nye eller nej til tjek ind" draw:style-name="dp1" draw:master-page-name="Default">
        <draw:custom-shape draw:style-name="gr11" draw:text-style-name="P2" draw:layer="layout" svg:width="12.065cm" svg:height="16.383cm" svg:x="3.286cm" svg:y="2.143cm">
          <text:p text:style-name="P2">Camera view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0.287cm" svg:height="2.032cm" svg:x="17.383cm" svg:y="2.524cm">
          <draw:text-box>
            <text:p>Komando til brugeren som “luk øjene” eller “smil”</text:p>
          </draw:text-box>
        </draw:frame>
        <draw:custom-shape draw:style-name="gr13" draw:text-style-name="P2" draw:layer="layout" svg:width="8.001cm" svg:height="4.064cm" svg:x="18.145cm" svg:y="8.493cm">
          <text:p text:style-name="P2">Tag bille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2:41:15.583019445</meta:creation-date>
    <dc:date>2017-09-27T13:00:55.506769489</dc:date>
    <meta:editing-duration>PT9M29S</meta:editing-duration>
    <meta:editing-cycles>1</meta:editing-cycles>
    <meta:document-statistic meta:object-count="23"/>
    <meta:generator>LibreOffice/5.2.7.2$Linux_ARM_EABI LibreOffice_project/528e71104c3fcc3637004cef595401b05295414c</meta:generator>
  </office:meta>
</office:document-meta>
</file>